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4.65cm"/>
      <style:paragraph-properties style:writing-mode="lr-tb"/>
    </style:style>
    <style:style style:name="gr2" style:family="graphic" style:parent-style-name="standard">
      <style:graphic-properties draw:stroke="none" draw:fill="none" fo:min-height="5.6cm"/>
      <style:paragraph-properties style:writing-mode="lr-tb"/>
    </style:style>
    <style:style style:name="gr3" style:family="graphic" style:parent-style-name="standard">
      <style:graphic-properties draw:stroke="none" draw:fill="none" fo:min-height="6.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style:font-size-asian="15pt" style:font-size-complex="15pt"/>
    </style:style>
    <style:style style:name="T5" style:family="text">
      <style:text-properties fo:font-size="18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cm" svg:height="4.9cm" svg:x="11.2cm" svg:y="8.1cm">
          <draw:text-box>
            <text:p><text:span text:style-name="T1"><text:s text:c="6"/></text:span><text:span text:style-name="T1">User</text:span><text:span text:style-name="T2"> </text:span></text:p>
            <text:p><text:span text:style-name="T2">id: long/pk,</text:span></text:p>
            <text:p><text:span text:style-name="T2">password: </text:span><text:span text:style-name="T2">string/</text:span><text:span text:style-name="T3">required</text:span><text:span text:style-name="T2">,</text:span></text:p>
            <text:p><text:span text:style-name="T2">name: </text:span><text:span text:style-name="T2">string/required,</text:span></text:p>
            <text:p><text:span text:style-name="T2">contactNo: </text:span><text:span text:style-name="T2">long/required,</text:span></text:p>
            <text:p><text:span text:style-name="T2">isAdmin: bool</text:span></text:p>
          </draw:text-box>
        </draw:frame>
        <draw:frame draw:style-name="gr2" draw:text-style-name="P1" draw:layer="layout" svg:width="9.3cm" svg:height="5.85cm" svg:x="6cm" svg:y="1.3cm">
          <draw:text-box>
            <text:p><text:span text:style-name="T4"><text:s text:c="6"/></text:span><text:span text:style-name="T5">Book</text:span></text:p>
            <text:p><text:span text:style-name="T4">isbnCode: long/pk,</text:span></text:p>
            <text:p><text:span text:style-name="T4">title: string/required,</text:span></text:p>
            <text:p><text:span text:style-name="T4">language: string,</text:span></text:p>
            <text:p><text:span text:style-name="T4">subject: string,</text:span></text:p>
            <text:p><text:span text:style-name="T4">no_of_copies: long/required</text:span></text:p>
            <text:p><text:span text:style-name="T4">authorName: String/required</text:span></text:p>
          </draw:text-box>
        </draw:frame>
        <draw:frame draw:style-name="gr3" draw:text-style-name="P1" draw:layer="layout" svg:width="9cm" svg:height="6.65cm" svg:x="2.1cm" svg:y="14.45cm">
          <draw:text-box>
            <text:p><text:span text:style-name="T1"><text:s text:c="6"/></text:span><text:span text:style-name="T1">BorrowBook</text:span></text:p>
            <text:p><text:span text:style-name="T2">id: long/pk,</text:span></text:p>
            <text:p text:style-name="P2"><text:span text:style-name="T2">IsbnCode: long/required</text:span></text:p>
            <text:p><text:span text:style-name="T2">checkoutDate: date/required,</text:span></text:p>
            <text:p><text:span text:style-name="T2">dueDate: date,</text:span></text:p>
            <text:p><text:span text:style-name="T2">returnDate: date,</text:span></text:p>
            <text:p><text:span text:style-name="T2">barcode: long/fk,</text:span></text:p>
            <text:p><text:span text:style-name="T2">libraryId: long/fk</text:span></text:p>
            <text:p><text:span text:style-name="T2">userId: long/require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1:23:22.632860212</meta:creation-date>
    <meta:editing-duration>PT6H51M44S</meta:editing-duration>
    <meta:editing-cycles>2</meta:editing-cycles>
    <meta:generator>LibreOffice/6.4.7.2$Linux_X86_64 LibreOffice_project/40$Build-2</meta:generator>
    <dc:date>2021-11-09T18:39:28.893906584</dc:date>
    <meta:document-statistic meta:object-count="3"/>
  </office:meta>
</office:document-meta>
</file>